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le1" style:family="table">
      <style:table-properties style:width="6.1674in" table:align="left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5.6257in"/>
    </style:style>
    <style:style style:name="Table1.A1" style:family="table-cell">
      <style:table-cell-properties style:vertical-align="middle" fo:background-color="#f4f4f4" fo:padding="0in" fo:border="none">
        <style:background-image/>
      </style:table-cell-properties>
    </style:style>
    <style:style style:name="Table1.11" style:family="table-row">
      <style:table-row-properties fo:background-color="#e5e5e5">
        <style:background-image/>
      </style:table-row-properties>
    </style:style>
    <style:style style:name="Table1.A11" style:family="table-cell">
      <style:table-cell-properties style:vertical-align="middle" fo:background-color="#e5e5e5" fo:padding="0in" fo:border="none">
        <style:background-image/>
      </style:table-cell-properties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7.80000019073486pt"/>
    </style:style>
    <style:style style:name="P3" style:family="paragraph" style:parent-style-name="Preformatted_20_Text">
      <style:text-properties officeooo:rsid="00249e1c" officeooo:paragraph-rsid="00249e1c"/>
    </style:style>
    <style:style style:name="P4" style:family="paragraph" style:parent-style-name="Standard">
      <style:text-properties officeooo:rsid="001bf03e" officeooo:paragraph-rsid="001bf03e"/>
    </style:style>
    <style:style style:name="P5" style:family="paragraph" style:parent-style-name="Standard" style:list-style-name="L1">
      <style:text-properties officeooo:rsid="001bf03e" officeooo:paragraph-rsid="001bf03e"/>
    </style:style>
    <style:style style:name="P6" style:family="paragraph" style:parent-style-name="Standard">
      <style:paragraph-properties fo:padding="0.0193in" fo:border="0.06pt solid #e3e3e3"/>
      <style:text-properties officeooo:rsid="0027ce99" officeooo:paragraph-rsid="0027ce99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525252" loext:opacity="100%" style:font-name="inherit" fo:font-size="9.60000038146973pt"/>
    </style:style>
    <style:style style:name="P9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161616" loext:opacity="100%" style:font-name="inherit" fo:font-size="9.60000038146973pt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Poppins" fo:font-size="9.60000038146973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62%" fo:orphans="2" fo:widows="2" fo:text-indent="0in" style:auto-text-indent="false"/>
      <style:text-properties fo:font-variant="normal" fo:text-transform="none" fo:color="#161616" loext:opacity="100%" style:font-name="IBM Plex Sans" fo:font-size="9.60000038146973pt" fo:letter-spacing="normal" fo:font-style="normal" fo:font-weight="normal" loext:padding="0in" loext:border="none"/>
    </style:style>
    <style:style style:name="P12" style:family="paragraph" style:parent-style-name="Text_20_body">
      <style:text-properties officeooo:rsid="001bf03e" officeooo:paragraph-rsid="001bf03e"/>
    </style:style>
    <style:style style:name="P13" style:family="paragraph" style:parent-style-name="Text_20_body">
      <style:text-properties officeooo:rsid="001d84a1" officeooo:paragraph-rsid="001d84a1"/>
    </style:style>
    <style:style style:name="P14" style:family="paragraph" style:parent-style-name="Text_20_body">
      <style:text-properties officeooo:rsid="001dabfd" officeooo:paragraph-rsid="001dabfd"/>
    </style:style>
    <style:style style:name="P15" style:family="paragraph" style:parent-style-name="Text_20_body">
      <style:text-properties officeooo:paragraph-rsid="001e55f1"/>
    </style:style>
    <style:style style:name="P16" style:family="paragraph" style:parent-style-name="Text_20_body">
      <style:text-properties officeooo:rsid="002342bf" officeooo:paragraph-rsid="002342bf"/>
    </style:style>
    <style:style style:name="P17" style:family="paragraph" style:parent-style-name="Text_20_body">
      <style:text-properties officeooo:rsid="00249e1c" officeooo:paragraph-rsid="00249e1c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3">
      <style:paragraph-properties fo:padding="0.0193in" fo:border="0.06pt solid #e3e3e3"/>
    </style:style>
    <style:style style:name="P20" style:family="paragraph" style:parent-style-name="Text_20_body">
      <style:paragraph-properties fo:padding="0.0193in" fo:border="0.06pt solid #e3e3e3"/>
    </style:style>
    <style:style style:name="P21" style:family="paragraph" style:parent-style-name="Text_20_body">
      <style:paragraph-properties fo:padding="0.0193in" fo:border="0.06pt solid #e3e3e3"/>
      <style:text-properties officeooo:rsid="0027ce99" officeooo:paragraph-rsid="0027ce99"/>
    </style:style>
    <style:style style:name="T1" style:family="text">
      <style:text-properties fo:font-variant="normal" fo:text-transform="none" fo:color="#000000" loext:opacity="100%" style:font-name="Poppins" fo:font-size="9.60000038146973pt" fo:letter-spacing="normal" fo:font-style="normal" fo:font-weight="bold"/>
    </style:style>
    <style:style style:name="T2" style:family="text">
      <style:text-properties fo:font-variant="normal" fo:text-transform="none" style:font-name="inherit" fo:font-size="7.80000019073486pt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background-color="transparent" loext:char-shading-value="0" loext:padding="0in" loext:border="none"/>
    </style:style>
    <style:style style:name="T5" style:family="text">
      <style:text-properties officeooo:rsid="001dabfd"/>
    </style:style>
    <style:style style:name="T6" style:family="text">
      <style:text-properties officeooo:rsid="001e55f1"/>
    </style:style>
    <style:style style:name="T7" style:family="text">
      <style:text-properties loext:padding="0.0193in" loext:border="0.06pt solid #e5e7eb"/>
    </style:style>
    <style:style style:name="T8" style:family="text">
      <style:text-properties officeooo:rsid="00204042"/>
    </style:style>
    <style:style style:name="T9" style:family="text">
      <style:text-properties officeooo:rsid="0025f802"/>
    </style:style>
    <style:style style:name="T10" style:family="text">
      <style:text-properties loext:padding="0.0193in" loext:border="0.06pt solid #e3e3e3"/>
    </style:style>
    <style:style style:name="T11" style:family="text">
      <style:text-properties fo:color="#525252" loext:opacity="100%" style:font-name="inherit" fo:font-size="9.60000038146973pt" fo:font-weight="bold" loext:padding="0in" loext:border="none"/>
    </style:style>
    <style:style style:name="T12" style:family="text">
      <style:text-properties fo:color="#161616" loext:opacity="100%" style:font-name="inherit" fo:font-size="9.60000038146973pt" fo:font-weight="bold" loext:padding="0in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x Commands:</text:p>
      <text:p text:style-name="P4">find:</text:p>
      <text:list xml:id="list1558757638" text:style-name="L1">
        <text:list-item>
          <text:p text:style-name="P5">maxdepth option can be used to set the maxdepth of find, mindepth can be used to set the minimum depth.</text:p>
        </text:list-item>
        <text:list-item>
          <text:p text:style-name="P5">perm allows us to search by permissions between the files. Using a -perm -abc option means abc or more (I.e u has a or more, g has b or more, o has c or more). Using a -perm /abc option means any of u having a, g having b, o having c is matched.</text:p>
        </text:list-item>
      </text:list>
      <text:p text:style-name="P12"><text:span text:style-name="Strong_20_Emphasis"><text:span text:style-name="T1">In short :</text:span></text:span></text:p>
      <text:list xml:id="list2573838719" text:style-name="L2">
        <text:list-item>
          <text:p text:style-name="P10">-perm checks permission bit by bit.</text:p>
        </text:list-item>
        <text:list-item>
          <text:p text:style-name="P10">741 : it will search for files with exact 741 permission in each bit, nor more no less.</text:p>
        </text:list-item>
        <text:list-item>
          <text:p text:style-name="P10">-741:it will search with 7 bit present in owner, minimum 4 ( minimum with read  permission but can have w or x) bit present in group  ,  minimum 1(execute) but can have additional permission for others</text:p>
        </text:list-item>
        <text:list-item>
          <text:p text:style-name="P10">/741: Any one of the permissions among 7 or 4 or 1 present anywhere among owner, group or others. → <text:span text:style-name="T5">Only these bits are checked, and an or condition is applied across all 3 sets of 3-bits.</text:span></text:p>
        </text:list-item>
      </text:list>
      <text:p text:style-name="P13">Options such as -not (to match against <text:span text:style-name="T5">not the next regex, etc.)</text:span></text:p>
      <text:p text:style-name="P14">find * -regex [a-zA-Z0-9/]*\.txt</text:p>
      <text:p text:style-name="P14">→ This firstly matches against letters and numbers as well as / (which is not covered by .), then the \ escapes the ., and txt matches against text files.</text:p>
      <text:p text:style-name="P15"><text:span text:style-name="T6">Everything needs to be escaped if “” is used with regex, eg. </text:span><text:span text:style-name="Source_20_Text"><text:span text:style-name="T7">find /etc -regex ".*\.\(txt\|html\|conf\|php\)$"</text:span></text:span></text:p>
      <text:p text:style-name="Text_20_body"><text:line-break/><text:span text:style-name="Source_20_Text"><text:span text:style-name="T7">find /etc -regex ".*\.\(txt\|html\|conf\|php\)$"</text:span></text:span></text:p>
      <text:p text:style-name="Text_20_body"><text:line-break/><text:span text:style-name="T8">Best practice is to enclose the regex in double quotes to prevent interpretation by the shell before passing to the find command.</text:span></text:p>
      <text:p text:style-name="P16">To print only filenames and not the trailing parts, use the option -printf “%f\n” or -printf “%f “</text:p>
      <text:p text:style-name="P16"/>
      <text:p text:style-name="P17">For a native bash solution, use</text:p>
      <text:p text:style-name="P3"><text:span text:style-name="Source_20_Text"><text:span text:style-name="T2">for</text:span></text:span><text:span text:style-name="Source_20_Text"><text:span text:style-name="T3"> file </text:span></text:span><text:span text:style-name="Source_20_Text"><text:span text:style-name="T2">in</text:span></text:span><text:span text:style-name="Source_20_Text"><text:span text:style-name="T3"> /home/user/*; </text:span></text:span><text:span text:style-name="Source_20_Text"><text:span text:style-name="T2">do</text:span></text:span></text:p>
      <text:p text:style-name="P1"><text:span text:style-name="Source_20_Text"><text:span text:style-name="T4"><text:s text:c="2"/></text:span></text:span><text:span text:style-name="Source_20_Text"><text:span text:style-name="T2">echo</text:span></text:span><text:span text:style-name="Source_20_Text"><text:span text:style-name="T3"> </text:span></text:span><text:span text:style-name="Source_20_Text"><text:span text:style-name="T2">"${file##*/}"</text:span></text:span></text:p>
      <text:p text:style-name="P2"><text:span text:style-name="Source_20_Text"><text:span text:style-name="T3">done</text:span></text:span></text:p>
      <text:p text:style-name="P18"><text:line-break/><text:span text:style-name="T9">cat command:</text:span></text:p>
      <text:p text:style-name="P18"><text:span text:style-name="Source_20_Text"><text:span text:style-name="T10">-n</text:span></text:span> or <text:span text:style-name="Source_20_Text"><text:span text:style-name="T10">--number</text:span></text:span>: Number all output lines.</text:p>
      <text:list xml:id="list3997786242" text:style-name="L3">
        <text:list-item>
          <text:p text:style-name="P19"><text:span text:style-name="Source_20_Text"><text:span text:style-name="T10">-b</text:span></text:span> or <text:span text:style-name="Source_20_Text"><text:span text:style-name="T10">--number-nonblank</text:span></text:span>: Number nonempty output lines, overrides <text:span text:style-name="Source_20_Text"><text:span text:style-name="T10">-n</text:span></text:span>.</text:p>
        </text:list-item>
        <text:list-item>
          <text:p text:style-name="P19"><text:span text:style-name="Source_20_Text"><text:span text:style-name="T10">-E</text:span></text:span> or <text:span text:style-name="Source_20_Text"><text:span text:style-name="T10">--show-ends</text:span></text:span>: Display a $ symbol at the end of each line.</text:p>
        </text:list-item>
        <text:list-item>
          <text:p text:style-name="P19"><text:span text:style-name="Source_20_Text"><text:span text:style-name="T10">-s</text:span></text:span> or <text:span text:style-name="Source_20_Text"><text:span text:style-name="T10">--squeeze-blank</text:span></text:span>: Suppress repeated empty output lines.</text:p>
        </text:list-item>
        <text:list-item>
          <text:p text:style-name="P19"><text:span text:style-name="Source_20_Text"><text:span text:style-name="T10">-v</text:span></text:span> or <text:span text:style-name="Source_20_Text"><text:span text:style-name="T10">--show-nonprinting</text:span></text:span>: Display nonprinting characters, except for tabs and line endings.</text:p>
        </text:list-item>
        <text:list-item>
          <text:p text:style-name="P19"><text:soft-page-break/><text:span text:style-name="Source_20_Text"><text:span text:style-name="T10">-A</text:span></text:span> or <text:span text:style-name="Source_20_Text"><text:span text:style-name="T10">--show-all</text:span></text:span>: Equivalent to <text:span text:style-name="Source_20_Text"><text:span text:style-name="T10">-vET</text:span></text:span>, display all nonprinting characters.</text:p>
        </text:list-item>
        <text:list-item>
          <text:p text:style-name="P19"><text:span text:style-name="Source_20_Text"><text:span text:style-name="T10">-e</text:span></text:span>: Equivalent to <text:span text:style-name="Source_20_Text"><text:span text:style-name="T10">-vE</text:span></text:span>, display nonprinting characters and $ at end of each line.</text:p>
        </text:list-item>
      </text:list>
      <text:p text:style-name="P20"/>
      <text:p text:style-name="P21">Regex character classes:</text:p>
      <text:p text:style-name="P6"><text:bookmark text:name="c_char_classes__row-d0e7420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Strong_20_Emphasis"><text:span text:style-name="T11">alnum</text:span></text:span></text:p>
          </table:table-cell>
          <table:table-cell table:style-name="Table1.A1" office:value-type="string">
            <text:p text:style-name="P8">Alphanumeric characters<text:bookmark text:name="c_char_classes__row-d0e74215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alpha</text:span></text:span></text:p>
          </table:table-cell>
          <table:table-cell table:style-name="Table1.A1" office:value-type="string">
            <text:p text:style-name="P8">Uppercase and lowercase letters<text:bookmark text:name="c_char_classes__row-d0e74221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cntrl</text:span></text:span></text:p>
          </table:table-cell>
          <table:table-cell table:style-name="Table1.A1" office:value-type="string">
            <text:p text:style-name="P8">Control characters<text:bookmark text:name="c_char_classes__row-d0e74227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digit</text:span></text:span></text:p>
          </table:table-cell>
          <table:table-cell table:style-name="Table1.A1" office:value-type="string">
            <text:p text:style-name="P8">Digits<text:bookmark text:name="c_char_classes__row-d0e74233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graph</text:span></text:span></text:p>
          </table:table-cell>
          <table:table-cell table:style-name="Table1.A1" office:value-type="string">
            <text:p text:style-name="P8">Graphic characters<text:bookmark text:name="c_char_classes__row-d0e74239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lower</text:span></text:span></text:p>
          </table:table-cell>
          <table:table-cell table:style-name="Table1.A1" office:value-type="string">
            <text:p text:style-name="P8">Lowercase letters<text:bookmark text:name="c_char_classes__row-d0e74245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print</text:span></text:span></text:p>
          </table:table-cell>
          <table:table-cell table:style-name="Table1.A1" office:value-type="string">
            <text:p text:style-name="P8">Printable characters<text:bookmark text:name="c_char_classes__row-d0e74251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punct</text:span></text:span></text:p>
          </table:table-cell>
          <table:table-cell table:style-name="Table1.A1" office:value-type="string">
            <text:p text:style-name="P8">Punctuation character<text:bookmark text:name="c_char_classes__row-d0e74257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space</text:span></text:span></text:p>
          </table:table-cell>
          <table:table-cell table:style-name="Table1.A1" office:value-type="string">
            <text:p text:style-name="P8">Space, horizontal tab, carriage return, newline, vertical tab, or form-feed character<text:bookmark text:name="c_char_classes__row-d0e74263"/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1">upper</text:span></text:span></text:p>
          </table:table-cell>
          <table:table-cell table:style-name="Table1.A1" office:value-type="string">
            <text:p text:style-name="P8">Uppercase characters<text:bookmark text:name="c_char_classes__row-d0e74269"/></text:p>
          </table:table-cell>
        </table:table-row>
        <table:table-row table:style-name="Table1.11">
          <table:table-cell table:style-name="Table1.A11" office:value-type="string">
            <text:p text:style-name="P7"><text:span text:style-name="Strong_20_Emphasis"><text:span text:style-name="T12">xdigit</text:span></text:span></text:p>
          </table:table-cell>
          <table:table-cell table:style-name="Table1.A11" office:value-type="string">
            <text:p text:style-name="P9">Hexadecimal digits</text:p>
          </table:table-cell>
        </table:table-row>
      </table:table>
      <text:p text:style-name="P1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1:23:11.285131321</meta:creation-date>
    <dc:date>2024-03-06T18:04:21.131239318</dc:date>
    <meta:editing-duration>P1DT20H2M26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51" meta:word-count="436" meta:character-count="2469" meta:non-whitespace-character-count="2094"/>
  </office:meta>
</office:document-meta>
</file>